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22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1.6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2.167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text:span text:style-name="T1"><text:line-break/></text:span><text:span text:style-name="T1">senzing/senzing-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725cm" svg:height="1.816cm" svg:x="3.794cm" svg:y="4.6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2.159cm" svg:height="0.762cm" svg:x="1.06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064cm" svg:y1="8.493cm" svg:x2="5.064cm" svg:y2="6.461cm">
          <text:p/>
        </draw:line>
        <draw:custom-shape draw:style-name="gr7" draw:text-style-name="P7" draw:layer="layout" svg:width="3.81cm" svg:height="0.762cm" svg:x="7.938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1cm" svg:height="0.762cm" svg:x="7.938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1cm" svg:height="0.762cm" svg:x="7.938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667cm" svg:height="0.762cm" svg:x="3.337cm" svg:y="2.522cm">
          <text:p text:style-name="P4"><text:span text:style-name="T2">G2Command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4.937cm" svg:y1="3.286cm" svg:x2="4.937cm" svg:y2="4.81cm">
          <text:p/>
        </draw:line>
        <draw:line draw:style-name="gr6" draw:text-style-name="P8" draw:layer="layout" svg:x1="3.032cm" svg:y1="3.286cm" svg:x2="4.683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4-13T08:56:48.720791335</dc:date>
    <meta:editing-duration>PT1H33M17S</meta:editing-duration>
    <meta:editing-cycles>31</meta:editing-cycles>
    <meta:generator>LibreOffice/6.0.7.3$Linux_X86_64 LibreOffice_project/00m0$Build-3</meta:generator>
    <meta:document-statistic meta:object-count="14"/>
  </office:meta>
</office:document-meta>
</file>